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2a6099" draw:fill-color="#ffffd7" draw:textarea-horizontal-align="justify" draw:textarea-vertical-align="middle" draw:auto-grow-height="false" fo:min-height="4.95cm" fo:min-width="3.9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3.9cm"/>
    </style:style>
    <style:style style:name="gr3" style:family="graphic" style:parent-style-name="standard">
      <style:graphic-properties draw:stroke="none" draw:marker-start="" svg:stroke-opacity="0%" draw:fill-color="#ffffd7" draw:textarea-horizontal-align="justify" draw:textarea-vertical-align="middle" draw:auto-grow-height="false" fo:min-height="0.55cm" fo:min-width="3.5cm"/>
    </style:style>
    <style:style style:name="gr4" style:family="graphic" style:parent-style-name="standard">
      <style:graphic-properties svg:stroke-color="#2a6099" draw:fill-color="#ffffd7" draw:textarea-horizontal-align="justify" draw:textarea-vertical-align="middle" draw:auto-grow-height="false" fo:min-height="4.95cm" fo:min-width="4.8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4.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2a6099" draw:fill-color="#ffffd7" draw:textarea-horizontal-align="justify" draw:textarea-vertical-align="middle" draw:auto-grow-height="false" fo:min-height="4.95cm" fo:min-width="5.4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5.4cm"/>
    </style:style>
    <style:style style:name="gr9" style:family="graphic" style:parent-style-name="standard">
      <style:graphic-properties svg:stroke-color="#2a6099" draw:fill-color="#ffffd7" draw:textarea-horizontal-align="justify" draw:textarea-vertical-align="middle" draw:auto-grow-height="false" fo:min-height="3.75cm" fo:min-width="3.9cm"/>
    </style:style>
    <style:style style:name="gr10" style:family="graphic" style:parent-style-name="standard">
      <style:graphic-properties svg:stroke-color="#2a6099" draw:fill-color="#ffffd7" draw:textarea-horizontal-align="justify" draw:textarea-vertical-align="middle" draw:auto-grow-height="false" fo:min-height="3.65cm" fo:min-width="5.4cm"/>
    </style:style>
    <style:style style:name="gr11" style:family="graphic" style:parent-style-name="standard">
      <style:graphic-properties svg:stroke-color="#2a6099" draw:fill-color="#ffffd7" draw:textarea-horizontal-align="justify" draw:textarea-vertical-align="middle" draw:auto-grow-height="false" fo:min-height="3.749cm" fo:min-width="3.9cm"/>
    </style:style>
    <style:style style:name="gr12" style:family="graphic" style:parent-style-name="standard">
      <style:graphic-properties svg:stroke-color="#2a6099" draw:fill-color="#ffffd7" draw:textarea-horizontal-align="justify" draw:textarea-vertical-align="middle" draw:auto-grow-height="false" fo:min-height="3.748cm" fo:min-width="3.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4cm" svg:height="5.2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8cm" svg:x="1.6cm" svg:y="2.4cm">
          <text:p text:style-name="P2">us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.8cm" svg:y="3.4cm">
          <text:p text:style-name="P2">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.8cm" svg:y="4.3cm"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cm" svg:height="5.2cm" svg:x="7.3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3cm" svg:height="0.8cm" svg:x="7.3cm" svg:y="4.3cm">
          <text:p text:style-name="P2">imag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7.9cm" svg:y="5.3cm">
          <text:p text:style-name="P2">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7.9cm" svg:y="6.2cm">
          <text:p text:style-name="P2">ur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7.9cm" svg:y="7.2cm">
          <text:p text:style-name="P2">imageable_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7.9cm" svg:y="8.2cm">
          <text:p text:style-name="P2">imageable_typ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5.2cm" svg:x="13.8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8cm" svg:x="13.8cm" svg:y="2.4cm">
          <text:p text:style-name="P2">pos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4cm" svg:y="3.4cm">
          <text:p text:style-name="P2">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4cm" svg:y="4.3cm"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4cm" svg:y="1.3cm">
          <text:p text:style-name="P2">TABLA PAD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.797cm" svg:y="1.3cm">
          <text:p text:style-name="P2">TABLA PAD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7.997cm" svg:y="3.2cm">
          <text:p text:style-name="P2">TABLA HIJ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4.4cm" svg:height="5.2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8cm" svg:x="1.6cm" svg:y="2.4cm">
          <text:p text:style-name="P2">pos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.8cm" svg:y="3.4cm">
          <text:p text:style-name="P2">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.8cm" svg:y="4.3cm">
          <text:p text:style-name="P2">titl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9cm" svg:height="5.2cm" svg:x="7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cm" svg:height="0.8cm" svg:x="7cm" svg:y="4.3cm">
          <text:p text:style-name="P2">commen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7.9cm" svg:y="5.3cm">
          <text:p text:style-name="P2">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7.9cm" svg:y="6.2cm">
          <text:p text:style-name="P2">bod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7.9cm" svg:y="7.2cm">
          <text:p text:style-name="P2">commentable_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7.9cm" svg:y="8.2cm">
          <text:p text:style-name="P2">commentable_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.797cm" svg:y="1.3cm">
          <text:p text:style-name="P2">TABLA PAD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7.997cm" svg:y="3.2cm">
          <text:p text:style-name="P2">TABLA HIJ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.8cm" svg:y="5.3cm">
          <text:p text:style-name="P2">ur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5.2cm" svg:x="13.9cm" svg:y="2.4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8cm" svg:x="13.9cm" svg:y="2.401cm">
          <text:p text:style-name="P2">video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4.1cm" svg:y="3.401cm">
          <text:p text:style-name="P2">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4.1cm" svg:y="4.301cm">
          <text:p text:style-name="P2">tit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4.097cm" svg:y="1.301cm">
          <text:p text:style-name="P2">TABLA PAD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4.1cm" svg:y="5.301cm">
          <text:p text:style-name="P2">url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9" draw:text-style-name="P1" draw:layer="layout" svg:width="4.4cm" svg:height="4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8cm" svg:x="1.6cm" svg:y="2.4cm">
          <text:p text:style-name="P2">pos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.8cm" svg:y="3.4cm">
          <text:p text:style-name="P2">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.8cm" svg:y="4.3cm">
          <text:p text:style-name="P2">titl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9cm" svg:height="3.9cm" svg:x="5.7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cm" svg:height="0.8cm" svg:x="5.7cm" svg:y="8.2cm">
          <text:p text:style-name="P2">taggabl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6.6cm" svg:y="9.2cm">
          <text:p text:style-name="P2">tag_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6.6cm" svg:y="10.1cm">
          <text:p text:style-name="P2">taggable_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6.6cm" svg:y="11.1cm">
          <text:p text:style-name="P2">taggable_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.797cm" svg:y="1.3cm">
          <text:p text:style-name="P2">TABLA PAD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6.697cm" svg:y="7.1cm">
          <text:p text:style-name="P2">TABLA INTERMEDI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.8cm" svg:y="5.3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3.999cm" svg:x="11.5cm" svg:y="2.4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8cm" svg:x="11.5cm" svg:y="2.401cm">
          <text:p text:style-name="P2">video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1.7cm" svg:y="3.401cm">
          <text:p text:style-name="P2">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1.7cm" svg:y="4.301cm">
          <text:p text:style-name="P2">tit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1.697cm" svg:y="1.301cm">
          <text:p text:style-name="P2">TABLA PAD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11.7cm" svg:y="5.301cm">
          <text:p text:style-name="P2">url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4cm" svg:height="3.998cm" svg:x="6.6cm" svg:y="2.4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8cm" svg:x="6.6cm" svg:y="2.402cm">
          <text:p text:style-name="P2">tag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6.8cm" svg:y="3.402cm">
          <text:p text:style-name="P2">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6.8cm" svg:y="4.302cm"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6.797cm" svg:y="1.302cm">
          <text:p text:style-name="P2">TABLA HIJ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0.8cm" svg:x="6.8cm" svg:y="5.302cm">
          <text:p text:style-name="P2"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2T01:21:29.323287733</meta:creation-date>
    <dc:date>2021-03-12T02:18:25.197231352</dc:date>
    <meta:editing-duration>PT24M51S</meta:editing-duration>
    <meta:editing-cycles>2</meta:editing-cycles>
    <meta:generator>LibreOffice/6.2.8.2$Linux_X86_64 LibreOffice_project/20$Build-2</meta:generator>
    <meta:document-statistic meta:object-count="87"/>
  </office:meta>
</office:document-meta>
</file>